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cripts/javascript/" manifest:media-type="application/binary"/>
  <manifest:file-entry manifest:full-path="Scripts/" manifest:media-type="application/binary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8291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320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0.028in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0.028in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7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0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0.028in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51" style:family="table-cell" style:parent-style-name="Default">
      <style:table-cell-properties fo:border="none" fo:padding="0.028in"/>
    </style:style>
    <style:style style:name="ce117" style:family="table-cell" style:parent-style-name="Default">
      <style:table-cell-properties fo:border="none" fo:padding="0.028in"/>
      <style:text-properties style:text-underline-style="none"/>
    </style:style>
    <style:style style:name="ce52" style:family="table-cell" style:parent-style-name="Default">
      <style:table-cell-properties fo:border="none" fo:padding="0.028in"/>
      <style:text-properties fo:color="#808080"/>
    </style:style>
    <style:style style:name="ce5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0.028in"/>
    </style:style>
    <style:style style:name="ce56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57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5" style:family="table-cell" style:parent-style-name="Default">
      <style:table-cell-properties fo:background-color="#dddddd" fo:padding="0.028in"/>
    </style:style>
    <style:style style:name="ce59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ffff66" fo:padding="0.028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512480"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Reich</text:p>
          </table:table-cell>
          <table:table-cell table:style-name="ce51">
            <office:annotation office:display="true" draw:style-name="gr1" draw:text-style-name="P2" svg:width="3.5567in" svg:height="1.9579in" svg:x="17.8909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3" office:value-type="float" office:value="0.049" calcext:value-type="float">
            <text:p>0.049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1" calcext:value-type="float">
            <text:p>0.05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1" calcext:value-type="float">
            <text:p>0.05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0.05" calcext:value-type="float">
            <text:p>0.05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103" office:value-type="float" office:value="1.045" calcext:value-type="float">
            <text:p>1.045</text:p>
          </table:table-cell>
          <table:table-cell table:style-name="ce105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51" calcext:value-type="float">
            <text:p>0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gustus Versordnung, den Erdkreis einzuschrei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3" calcext:value-type="float">
            <text:p>0.05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4" calcext:value-type="float">
            <text:p>0.05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3" calcext:value-type="float">
            <text:p>0.05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0.053" calcext:value-type="float">
            <text:p>0.05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4" calcext:value-type="float">
            <text:p>0.054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54" calcext:value-type="float">
            <text:p>0.05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u wirst im Leib empfa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7" calcext:value-type="float">
            <text:p>1.7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er durch den Mund seiner Propheten geredet ha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01" calcext:value-type="float">
            <text:p>1.01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121" calcext:value-type="float">
            <text:p>0.12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0.064" calcext:value-type="float">
            <text:p>0.06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6" calcext:value-type="float">
            <text:p>2.06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0.063" calcext:value-type="float">
            <text:p>0.06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schwanger // Tage erfüllt, dass sie gebären soll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61" calcext:value-type="float">
            <text:p>2.06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4" office:value-type="float" office:value="1.141" calcext:value-type="float">
            <text:p>1.14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0.061" calcext:value-type="float">
            <text:p>0.0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.77" calcext:value-type="float">
            <text:p>1.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rettung aus den Sünden / Das Lamm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0.07" calcext:value-type="float">
            <text:p>0.07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79" calcext:value-type="float">
            <text:p>2.07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0.081" calcext:value-type="float">
            <text:p>0.08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Jungfrau wird schwa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4" office:value-type="float" office:value="2.012" calcext:value-type="float">
            <text:p>2.01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67" calcext:value-type="float">
            <text:p>0.06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71" calcext:value-type="float">
            <text:p>2.07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0]" office:value-type="float" office:value="2.011" calcext:value-type="float">
            <text:p>2.01</text:p>
          </table:table-cell>
          <table:table-cell table:style-name="ce14" office:value-type="float" office:value="2.011" calcext:value-type="float">
            <text:p>2.01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0.066" calcext:value-type="float">
            <text:p>0.06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7" calcext:value-type="float">
            <text:p>2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ie Geburt Jesu Christi 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1" calcext:value-type="float">
            <text:p>0.07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0.083" calcext:value-type="float">
            <text:p>0.08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2" calcext:value-type="float">
            <text:p>0.07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4" calcext:value-type="float">
            <text:p>0.08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n Krippe gelegt und in Windeln gewickel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68" calcext:value-type="float">
            <text:p>0.068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073" calcext:value-type="float">
            <text:p>2.073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3" calcext:value-type="float">
            <text:p>0.07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5" calcext:value-type="float">
            <text:p>0.08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, 8. Tag nach Geburt, Namensge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4" calcext:value-type="float">
            <text:p>2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1" calcext:value-type="float">
            <text:p>0.08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0.097" calcext:value-type="float">
            <text:p>0.097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0.098" calcext:value-type="float">
            <text:p>0.09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69" calcext:value-type="float">
            <text:p>0.069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2.075" calcext:value-type="float">
            <text:p>2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9" calcext:value-type="float">
            <text:p>0.08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Bethlehem nicht die gerings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0.074" calcext:value-type="float">
            <text:p>0.07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2" calcext:value-type="float">
            <text:p>2.21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" calcext:value-type="float">
            <text:p>0.09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5" calcext:value-type="float">
            <text:p>0.07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3" calcext:value-type="float">
            <text:p>2.21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1" calcext:value-type="float">
            <text:p>0.09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0.076" calcext:value-type="float">
            <text:p>0.07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4" calcext:value-type="float">
            <text:p>2.21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2" calcext:value-type="float">
            <text:p>0.09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7" calcext:value-type="float">
            <text:p>2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7" calcext:value-type="float">
            <text:p>0.07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5" calcext:value-type="float">
            <text:p>2.2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3" calcext:value-type="float">
            <text:p>0.09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remia: Stimme in Rama, Weinen und Wehkl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.175" calcext:value-type="float">
            <text:p>2.17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" calcext:value-type="float">
            <text:p>0.08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6" calcext:value-type="float">
            <text:p>0.09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 (40. Tag nach Geburt?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9" calcext:value-type="float">
            <text:p>2.1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8" calcext:value-type="float">
            <text:p>0.07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6" calcext:value-type="float">
            <text:p>2.21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4" calcext:value-type="float">
            <text:p>0.09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9" calcext:value-type="float">
            <text:p>0.07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7" calcext:value-type="float">
            <text:p>2.21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5" calcext:value-type="float">
            <text:p>0.09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83" calcext:value-type="float">
            <text:p>0.08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39" calcext:value-type="float">
            <text:p>2.3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4" office:value-type="float" office:value="1.142" calcext:value-type="float">
            <text:p>1.142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 (in G)</text:p>
          </table:table-cell>
          <table:table-cell table:style-name="ce51"/>
          <table:table-cell table:style-name="ce51" office:value-type="float" office:value="0" calcext:value-type="float">
            <text:p>0</text:p>
          </table:table-cell>
          <table:table-cell table:style-name="ce54" office:value-type="string" calcext:value-type="string">
            <text:p>Prophet: Wohnte in Nazareth – Damit er Nazarener genannt wird // joh: das Wort wohnte unter u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5" calcext:value-type="float">
            <text:p>2.23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84" calcext:value-type="float">
            <text:p>0.08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1" calcext:value-type="float">
            <text:p>0.1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27" office:value-type="string" calcext:value-type="string">
            <text:p>t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Johannes des Täufer predigt/tauft in der Wüste von Juda / Umgegend des Jordan (lk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31" calcext:value-type="float">
            <text:p>3.03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9" calcext:value-type="float">
            <text:p>1.27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/>
          <table:table-cell table:style-name="ce54" office:value-type="string" calcext:value-type="string">
            <text:p>Johannes: Tut Busse, Reich Nahe (Umgegend des Jordan, in der Wüste, Zu Bethanien jenseits des Jorda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3" calcext:value-type="float">
            <text:p>3.03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32" calcext:value-type="float">
            <text:p>3.03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6" calcext:value-type="float">
            <text:p>1.026</text:p>
          </table:table-cell>
          <table:table-cell table:style-name="ce27"/>
          <table:table-cell table:style-name="ce1"/>
          <table:table-cell table:style-name="ce2"/>
          <table:table-cell table:style-name="ce8" office:value-type="float" office:value="3.04" calcext:value-type="float">
            <text:p>3.0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3.045" calcext:value-type="float">
            <text:p>3.0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61" calcext:value-type="float">
            <text:p>1.06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Johannes mit Kamelhaaren bekleidet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63" calcext:value-type="float">
            <text:p>1.06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" calcext:value-type="float">
            <text:p>3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52" calcext:value-type="float">
            <text:p>1.2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 // lk: was sollen wir tu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8" calcext:value-type="float">
            <text:p>3.08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6" calcext:value-type="float">
            <text:p>1.056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8" calcext:value-type="float">
            <text:p>3.0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62" calcext:value-type="float">
            <text:p>1.06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Bringt der Busse würdige Fruc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4" calcext:value-type="float">
            <text:p>3.104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1" calcext:value-type="float">
            <text:p>1.02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22" calcext:value-type="float">
            <text:p>4.22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Verwunderung über die Worte der Gnade aus dem Mund Jesu: ist dieser nicht der Sohn Josephs // joh: aus seiner Fülle genommen Gnade um Gna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2" calcext:value-type="float">
            <text:p>1.022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9" calcext:value-type="float">
            <text:p>3.10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3"/>
          <table:table-cell table:style-name="ce3" office:value-type="float" office:value="1.079" calcext:value-type="float">
            <text:p>1.079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159" calcext:value-type="float">
            <text:p>3.15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5" calcext:value-type="float">
            <text:p>1.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 office:value-type="string" calcext:value-type="string">
            <text:p>Was taufst du denn, wenn du nicht Christus, noch Elias, noch der Prophet bist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59" calcext:value-type="float">
            <text:p>1.25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71" calcext:value-type="float">
            <text:p>1.07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/>
          <table:table-cell table:style-name="ce54"/>
          <table:table-cell table:style-name="ce54" office:value-type="string" calcext:value-type="string">
            <text:p>Wird Tenne durch und durch reini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/Nz-&gt;Jo</text:p>
          </table:table-cell>
          <table:table-cell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Jesus kommt aus Nazareth in Galiläa zum Jordan, um getauft zu werden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" calcext:value-type="float">
            <text:p>1.10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05" calcext:value-type="float">
            <text:p>1.105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4" office:value-type="float" office:value="3.22" calcext:value-type="float">
            <text:p>3.22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eist wie eine Taub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14" office:value-type="float" office:value="3.225" calcext:value-type="float">
            <text:p>3.225</text:p>
          </table:table-cell>
          <table:table-cell table:style-name="ce37"/>
          <table:table-cell table:style-name="ce1"/>
          <table:table-cell table:style-name="ce2"/>
          <table:table-cell table:style-name="ce4" office:value-type="float" office:value="1.34" calcext:value-type="float">
            <text:p>1.3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 ist mein geliebter Sohn... // joh: ich habe bezeugt, dass dieser der Sohn Gottes is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04" calcext:value-type="float">
            <text:p>4.004</text:p>
          </table:table-cell>
          <table:table-cell table:style-name="ce3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14" calcext:value-type="float">
            <text:p>1.11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32" calcext:value-type="float">
            <text:p>4.13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tauft in Aeon, nahe bei Salim, weil viel Wasser do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05" calcext:value-type="float">
            <text:p>4.0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15" calcext:value-type="float">
            <text:p>1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133" calcext:value-type="float">
            <text:p>4.133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noch nicht ins Gefängnis geworf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3.242" calcext:value-type="float">
            <text:p>3.24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W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1" calcext:value-type="float">
            <text:p>1.13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3" calcext:value-type="float">
            <text:p>4.0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 -&gt; Stein zu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6" calcext:value-type="float">
            <text:p>4.06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1" calcext:value-type="float">
            <text:p>1.13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9" calcext:value-type="float">
            <text:p>4.0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, wirf dich hinab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62]" office:value-type="float" office:value="4.08" calcext:value-type="float">
            <text:p>4.08</text:p>
          </table:table-cell>
          <table:table-cell table:style-name="ce4" table:formula="of:=[.E62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133" calcext:value-type="float">
            <text:p>1.13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5" calcext:value-type="float">
            <text:p>4.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3.248" calcext:value-type="float">
            <text:p>3.24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2" calcext:value-type="float">
            <text:p>1.13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13" calcext:value-type="float">
            <text:p>4.1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9" calcext:value-type="float">
            <text:p>3.24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eufel hat jede Versuchung vollendet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4" calcext:value-type="float">
            <text:p>4.114</text:p>
          </table:table-cell>
          <table:table-cell table:style-name="ce3" office:value-type="float" office:value="2.231" calcext:value-type="float">
            <text:p>2.231</text:p>
          </table:table-cell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16" calcext:value-type="float">
            <text:p>4.16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3.23" calcext:value-type="float">
            <text:p>3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17" calcext:value-type="float">
            <text:p>1.11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5" calcext:value-type="float">
            <text:p>3.2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/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3" calcext:value-type="float">
            <text:p>4.123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3" calcext:value-type="float">
            <text:p>1.14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39" calcext:value-type="float">
            <text:p>4.13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103" office:value-type="float" office:value="4.02" calcext:value-type="float">
            <text:p>4.020</text:p>
          </table:table-cell>
          <table:table-cell table:style-name="ce105" office:value-type="float" office:value="4.03" calcext:value-type="float">
            <text:p>4.03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 // Joh: verlässt Judäa, g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" calcext:value-type="float">
            <text:p>4.1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18" calcext:value-type="float">
            <text:p>4.1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3.254" calcext:value-type="float">
            <text:p>3.25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in Nz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Der Geist is auf mir... auszurufen das angenehme Jahr des Her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1" calcext:value-type="float">
            <text:p>4.121</text:p>
          </table:table-cell>
          <table:table-cell table:style-name="ce14" office:value-type="float" office:value="4.122" calcext:value-type="float">
            <text:p>4.12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4" calcext:value-type="float">
            <text:p>1.13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36" calcext:value-type="float">
            <text:p>4.136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4.04" calcext:value-type="float">
            <text:p>4.04</text:p>
          </table:table-cell>
          <table:table-cell table:style-name="ce105" office:value-type="float" office:value="4.04" calcext:value-type="float">
            <text:p>4.04</text:p>
          </table:table-cell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durch Samarien</text:p>
          </table:table-cell>
          <table:table-cell table:style-name="ce51" table:number-columns-repeated="2"/>
          <table:table-cell/>
          <table:table-cell table:style-name="ce54" office:value-type="string" calcext:value-type="string">
            <text:p>Muss durch Samarien zi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2" calcext:value-type="float">
            <text:p>4.122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7" calcext:value-type="float">
            <text:p>4.13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105" office:value-type="float" office:value="4.05" calcext:value-type="float">
            <text:p>4.05</text:p>
          </table:table-cell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/>
          <table:table-cell table:style-name="ce51" office:value-type="string" calcext:value-type="string">
            <text:p>In Sichar</text:p>
          </table:table-cell>
          <table:table-cell table:style-name="ce51"/>
          <table:table-cell/>
          <table:table-cell table:style-name="ce54" office:value-type="string" calcext:value-type="string">
            <text:p>Kommt in die Stadt Sich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3" calcext:value-type="float">
            <text:p>4.123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6" calcext:value-type="float">
            <text:p>1.13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8" calcext:value-type="float">
            <text:p>4.13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4.35" calcext:value-type="float">
            <text:p>4.35</text:p>
          </table:table-cell>
          <table:table-cell table:style-name="ce105" office:value-type="float" office:value="4.35" calcext:value-type="float">
            <text:p>4.35</text:p>
          </table:table-cell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/>
          <table:table-cell table:style-name="ce54" office:value-type="string" calcext:value-type="string">
            <text:p>Nicht vier Monate bis zur Ernte, jetzt schon weiss zur Ern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Default" table:number-columns-repeated="2"/>
          <table:table-cell/>
          <table:table-cell table:style-name="ce1"/>
          <table:table-cell/>
          <table:table-cell table:style-name="ce3" office:value-type="float" office:value="1.137" calcext:value-type="float">
            <text:p>1.137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4.139" calcext:value-type="float">
            <text:p>4.13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/>
          <table:table-cell table:style-name="ce54" office:value-type="string" calcext:value-type="string">
            <text:p>Bleibt zwei Tage in Samarien und zieht nach Galiläa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1" calcext:value-type="float">
            <text:p>1.141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1" calcext:value-type="float">
            <text:p>4.141</text:p>
          </table:table-cell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4.431" calcext:value-type="float">
            <text:p>4.43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27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(G) -&gt; K (G)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 (Am See) // joh: wohnt dort nicht viele Tage, mit Mutter und Brüdern und Jüng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5.103" calcext:value-type="float">
            <text:p>5.103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 <text:s/>–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" calcext:value-type="float">
            <text:p>1.2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" calcext:value-type="float">
            <text:p>5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Land Zebulon, Naphtali: <text:s/>Volk in Finsternis hat Licht ges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45" calcext:value-type="float">
            <text:p>4.145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rstaunt über seine Lehre: mit Gewalt, nicht wie die Schriftgelehr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51" calcext:value-type="float">
            <text:p>4.1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/>
          <table:table-cell table:style-name="ce51" office:value-type="float" office:value="5.1" calcext:value-type="float">
            <text:p>5.1</text:p>
          </table:table-cell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52" calcext:value-type="float">
            <text:p>4.1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7" calcext:value-type="float">
            <text:p>1.27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4.36" calcext:value-type="float">
            <text:p>4.3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as ist das für eine neue Lehre: mit Gewalt gebietet er den Geist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62" calcext:value-type="float">
            <text:p>0.06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79" calcext:value-type="float">
            <text:p>1.79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icht der Mens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8" calcext:value-type="float">
            <text:p>4.168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478" calcext:value-type="float">
            <text:p>1.478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1" calcext:value-type="float">
            <text:p>4.13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/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Hochzeit von Kana in Galiläa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9" calcext:value-type="float">
            <text:p>4.16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479" calcext:value-type="float">
            <text:p>1.479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2" calcext:value-type="float">
            <text:p>4.13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82]" office:value-type="float" office:value="4.17" calcext:value-type="float">
            <text:p>4.17</text:p>
          </table:table-cell>
          <table:table-cell table:style-name="ce4" table:formula="of:=[.E82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5" calcext:value-type="float">
            <text:p>4.150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4.432" calcext:value-type="float">
            <text:p>4.43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 begint zu predigen: Tut Busse, Reich Nah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7" calcext:value-type="float">
            <text:p>4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sieht zwei Brüd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9" calcext:value-type="float">
            <text:p>4.19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7" calcext:value-type="float">
            <text:p>1.17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37" calcext:value-type="float">
            <text:p>1.37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ee von G.</text:p>
          </table:table-cell>
          <table:table-cell table:style-name="ce51" table:number-columns-repeated="2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01" calcext:value-type="float">
            <text:p>5.101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4" calcext:value-type="float">
            <text:p>1.4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02" calcext:value-type="float">
            <text:p>5.10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103" calcext:value-type="float">
            <text:p>5.1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ht zwei weitere Brüder: 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90]" office:value-type="float" office:value="4.23" calcext:value-type="float">
            <text:p>4.23</text:p>
          </table:table-cell>
          <table:table-cell table:style-name="ce4" table:formula="of:=[.E90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5.105" calcext:value-type="float">
            <text:p>5.1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99" calcext:value-type="float">
            <text:p>3.990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2" calcext:value-type="float">
            <text:p>1.21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95]" office:value-type="float" office:value="5.03" calcext:value-type="float">
            <text:p>5.03</text:p>
          </table:table-cell>
          <table:table-cell table:style-name="ce4" table:formula="of:=[.E95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74" calcext:value-type="float">
            <text:p>1.27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icht der Erde (vgl Joh 8: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75" calcext:value-type="float">
            <text:p>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ampe gehört nicht unter den Scheffel, sondern auf das Lampengestell, Vgl Mk 4:21, Lk 8:16, Lk 11:33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76" calcext:value-type="float">
            <text:p>1.27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Zeichen der Zeit, Ermahnung zur Versöhnlichkeit (Vgl Mt 16:1-3)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78" calcext:value-type="float">
            <text:p>1.27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iebe zu den Fei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5.99" calcext:value-type="float">
            <text:p>5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79" calcext:value-type="float">
            <text:p>1.27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mosen nicht geben, um gesehen zu we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" calcext:value-type="float">
            <text:p>1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81" calcext:value-type="float">
            <text:p>1.2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82" calcext:value-type="float">
            <text:p>1.28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8.001" calcext:value-type="float">
            <text:p>8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unnützen Sorg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3" calcext:value-type="float">
            <text:p>1.28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2" calcext:value-type="float">
            <text:p>8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4" calcext:value-type="float">
            <text:p>1.28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3" calcext:value-type="float">
            <text:p>8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85" calcext:value-type="float">
            <text:p>1.28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arnung vor dem Rich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86" calcext:value-type="float">
            <text:p>1.28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Heilige nicht den Hunden ge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87" calcext:value-type="float">
            <text:p>1.28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7.131" calcext:value-type="float">
            <text:p>7.13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88" calcext:value-type="float">
            <text:p>1.28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Baum und die Früch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89" calcext:value-type="float">
            <text:p>1.28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461" calcext:value-type="float">
            <text:p>6.4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Vom Berg herunter</text:p>
          </table:table-cell>
          <table:table-cell table:style-name="ce51" table:number-columns-repeated="2"/>
          <table:table-cell table:style-name="ce54" office:value-type="string" calcext:value-type="string">
            <text:p>Jesus steigt vom Berg herunter, Volksmengen 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.2" calcext:value-type="float">
            <text:p>6.2</text:p>
          </table:table-cell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4" calcext:value-type="float">
            <text:p>1.4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age niemandem etwa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45" calcext:value-type="float">
            <text:p>8.04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agt es trotzdem, Kunde verbreitete sich-&gt;Herr kann nicht mehr öffentlich in Stadt gehen -&gt; geht in Oe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" calcext:value-type="float">
            <text:p>8.05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4" calcext:value-type="float">
            <text:p>2.04</text:p>
          </table:table-cell>
          <table:table-cell table:style-name="ce4"/>
          <table:table-cell table:style-name="ce8"/>
          <table:table-cell table:style-name="ce1"/>
          <table:table-cell table:style-name="ce2"/>
          <table:table-cell table:style-name="ce3" office:value-type="float" office:value="5.15" calcext:value-type="float">
            <text:p>5.15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Nachdem alle Worte vor Ohren des Volkes vollendet: Jesus geht nach Kapernaum, ein Hauptmann bittet ih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6" calcext:value-type="float">
            <text:p>8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2" calcext:value-type="float">
            <text:p>7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necht des Hauptmanns ist gelähmt, wird geqält, liegt im ster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61" calcext:value-type="float">
            <text:p>8.0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3" calcext:value-type="float">
            <text:p>7.0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 sendet Aelteste der Ju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62" calcext:value-type="float">
            <text:p>8.06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:sprich ein Wort und er wird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9" calcext:value-type="float">
            <text:p>7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elbst in Israel nicht einen so grossen Glauben ges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095" calcext:value-type="float">
            <text:p>7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iele von Osten und Westen werden mit Abraham, Isaak und Jakob zu Tische liegen im Reich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3" calcext:value-type="float">
            <text:p>12.38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096" calcext:value-type="float">
            <text:p>7.0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ber Söhne des Reiches werden hinausgeworfen: Weinen und Zähneknirs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8" calcext:value-type="float">
            <text:p>14.0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zur Hochzeit geladen bist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3" calcext:value-type="float">
            <text:p>8.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r geschehe, wie du geglaubt hast. Knecht wird gesund in jener Stun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5" calcext:value-type="float">
            <text:p>8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-&gt; Nain</text:p>
          </table:table-cell>
          <table:table-cell table:style-name="ce51" table:number-columns-repeated="2"/>
          <table:table-cell table:style-name="ce54" office:value-type="string" calcext:value-type="string">
            <text:p>Nach Nain mit vielen Jüngern und einer grossen Volksmen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6" calcext:value-type="float">
            <text:p>8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2" calcext:value-type="float">
            <text:p>7.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oter wird herausgetr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7" calcext:value-type="float">
            <text:p>8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7" calcext:value-type="float">
            <text:p>7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Syn-&gt;Haus Simon</text:p>
          </table:table-cell>
          <table:table-cell table:style-name="ce51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36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4" office:value-type="float" office:value="1.3" calcext:value-type="float">
            <text:p>1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Schwiegermutter Petri ist fieberkrank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esus rührt ihre Hand and/bedroht das Fieber, Schwiegermutter geheilt, dient ihnen/ih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" calcext:value-type="float">
            <text:p>4.4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6.1" calcext:value-type="float">
            <text:p>6.1</text:p>
          </table:table-cell>
          <table:table-cell table:style-name="ce54" office:value-type="string" calcext:value-type="string">
            <text:p>Am Abend/Nach Sonnenuntergan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65" calcext:value-type="float">
            <text:p>8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3" calcext:value-type="float">
            <text:p>1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4.405" calcext:value-type="float">
            <text:p>4.4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anze Stadt an Tür versamm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4" calcext:value-type="float">
            <text:p>1.3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1" calcext:value-type="float">
            <text:p>4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eilt viele, treibt Dämonen aus, Dämonen schreien, erlaubte Dämonen nicht zu reden // Erfüllung Jes 53:4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568" calcext:value-type="float">
            <text:p>9.56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er trug unsere Krankheiten und Schwachhei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" calcext:value-type="float">
            <text:p>8.1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4" office:value-type="float" office:value="4.42" calcext:value-type="float">
            <text:p>4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ö</text:p>
          </table:table-cell>
          <table:table-cell table:style-name="ce51" table:number-columns-repeated="2"/>
          <table:table-cell table:style-name="ce54" office:value-type="string" calcext:value-type="string">
            <text:p>Frühmorgens/Als Tag geworden: 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/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569" calcext:value-type="float">
            <text:p>9.56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office:value-type="string" calcext:value-type="string">
            <text:p>x</text:p>
          </table:table-cell>
          <table:table-cell table:style-name="ce51" table:number-columns-repeated="2"/>
          <table:table-cell table:style-name="ce54" office:value-type="string" calcext:value-type="string">
            <text:p>Grosse Volksmenge / Befehl ans jenseitige Ufer zu g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7" calcext:value-type="float">
            <text:p>1.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4.425" calcext:value-type="float">
            <text:p>4.4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8" calcext:value-type="float">
            <text:p>1.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uss auch anderen Orten/Städten Evangelium predigen, bin dazu gesand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9" calcext:value-type="float">
            <text:p>8.19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chriftgelehrter: ich will dir nachfolgen, wohin auch imm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95" calcext:value-type="float">
            <text:p>8.1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-&gt; G </text:p>
          </table:table-cell>
          <table:table-cell table:style-name="ce51" table:number-columns-repeated="2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622" calcext:value-type="float">
            <text:p>9.62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chiff Richtung jens. Ufer</text:p>
          </table:table-cell>
          <table:table-cell table:style-name="ce51" table:number-columns-repeated="2"/>
          <table:table-cell table:style-name="ce54" office:value-type="string" calcext:value-type="string">
            <text:p>Jesus steigt in Schi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35" calcext:value-type="float">
            <text:p>8.2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im Schiff</text:p>
          </table:table-cell>
          <table:table-cell table:style-name="ce51" table:number-columns-repeated="2"/>
          <table:table-cell table:style-name="ce54" office:value-type="string" calcext:value-type="string">
            <text:p>Jesus steigt in Schiff, sagt zu Jüngern, ans andere Ufer zu fahr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6" calcext:value-type="float">
            <text:p>4.36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/>
          <table:table-cell table:style-name="ce54" office:value-type="string" calcext:value-type="string">
            <text:p>Im Schiff, Sturm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jens. Ufer</text:p>
          </table:table-cell>
          <table:table-cell table:style-name="ce51" table:number-columns-repeated="2"/>
          <table:table-cell table:style-name="ce54" office:value-type="string" calcext:value-type="string">
            <text:p>Am jenseitigen Ufer im Land der Gadarener (gegenüber Galiläa): Die Heilung von zwei Besessenen/eines Besessenen / Joh: andere Seite des Sees von Galiläa oder von Tiberi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1" calcext:value-type="float">
            <text:p>5.2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37" calcext:value-type="float">
            <text:p>8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1" calcext:value-type="float">
            <text:p>6.0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adarener bitten Jesus, wegzug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345" calcext:value-type="float">
            <text:p>8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15" calcext:value-type="float">
            <text:p>5.2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" calcext:value-type="float">
            <text:p>8.4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s Jesus zurürckkehrte, nahm in das Volk auf, denn alle erwarteten ih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/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1" calcext:value-type="float">
            <text:p>5.0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chiff -&gt; K/eigene Stadt</text:p>
          </table:table-cell>
          <table:table-cell table:style-name="ce51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77" office:value-type="float" office:value="9.021" calcext:value-type="float">
            <text:p>9.02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3" calcext:value-type="float">
            <text:p>2.03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5.18" calcext:value-type="float">
            <text:p>5.1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2" calcext:value-type="float">
            <text:p>5.0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ringen Gelähmten auf Bett 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77" office:value-type="float" office:value="9.022" calcext:value-type="float">
            <text:p>9.02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77"/>
          <table:table-cell table:style-name="ce27"/>
          <table:table-cell table:style-name="ce1"/>
          <table:table-cell table:style-name="ce2"/>
          <table:table-cell table:style-name="ce4" office:value-type="float" office:value="5.2" calcext:value-type="float">
            <text:p>5.2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3" calcext:value-type="float">
            <text:p>5.0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sieht Glauben: deine Sünden sind verge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/Liegematte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2.125" calcext:value-type="float">
            <text:p>2.125</text:p>
          </table:table-cell>
          <table:table-cell table:style-name="ce4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81" calcext:value-type="float">
            <text:p>5.0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/>
          <table:table-cell table:style-name="ce54" office:value-type="string" calcext:value-type="string">
            <text:p>Gelähmter steht auf und ging nach seinem H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7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7" calcext:value-type="float">
            <text:p>2.07</text:p>
          </table:table-cell>
          <table:table-cell table:style-name="ce77"/>
          <table:table-cell table:style-name="ce27"/>
          <table:table-cell table:style-name="ce1"/>
          <table:table-cell table:style-name="ce2"/>
          <table:table-cell table:style-name="ce4" office:value-type="float" office:value="5.21" calcext:value-type="float">
            <text:p>5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4" calcext:value-type="float">
            <text:p>5.07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chriftgelehrte: wer kann Sünden vergeben ausser Gott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8" calcext:value-type="float">
            <text:p>9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4" office:value-type="float" office:value="5.26" calcext:value-type="float">
            <text:p>5.2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<text:s/></text:p>
          </table:table-cell>
          <table:table-cell table:style-name="ce54" office:value-type="string" calcext:value-type="string">
            <text:p>Staunen, sie verherrlichten Gott, Furcht. Wir haben ausserordentliche Dinge ges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85" calcext:value-type="float">
            <text:p>9.0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office:value-type="string" calcext:value-type="string">
            <text:p>-&gt; See</text:p>
          </table:table-cell>
          <table:table-cell table:style-name="ce51" table:number-columns-repeated="2"/>
          <table:table-cell table:style-name="ce54" office:value-type="string" calcext:value-type="string">
            <text:p>Wiederum an den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4" calcext:value-type="float">
            <text:p>2.14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5.29" calcext:value-type="float">
            <text:p>5.2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Mahl in Levis Haus: viele Sünder/Zöllner anwese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Jünger des Johannes: Warum fasten wir und die Pharisär, deine Jünger aber nicht?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6" calcext:value-type="float">
            <text:p>9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5.331" calcext:value-type="float">
            <text:p>5.33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in Flicken auf ein altes Kleid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Synagogenvorsteher Jairus fällt Jesu zu füssen und bittet ihn, in sein Haus zu komm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5" calcext:value-type="float">
            <text:p>9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5" calcext:value-type="float">
            <text:p>5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2" calcext:value-type="float">
            <text:p>8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eine eingeborene 12 jährige Tochter liegt im ster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6" calcext:value-type="float">
            <text:p>9.18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6" calcext:value-type="float">
            <text:p>5.2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3" calcext:value-type="float">
            <text:p>8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rau mit Blutfluss (seit 12 Jahren), die nicht geheilt werden konn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7" calcext:value-type="float">
            <text:p>9.18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7" calcext:value-type="float">
            <text:p>5.22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9" calcext:value-type="float">
            <text:p>8.4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... <text:s/>deine Tochter ist gestorben – bemühe den Lehrer nic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6.013" calcext:value-type="float">
            <text:p>6.013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4" calcext:value-type="float">
            <text:p>9.2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51" calcext:value-type="float">
            <text:p>5.2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52" calcext:value-type="float">
            <text:p>8.5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1.11" calcext:value-type="float">
            <text:p>11.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: sie ist nicht gestorben, sondern schläf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245" calcext:value-type="float">
            <text:p>9.2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55" calcext:value-type="float">
            <text:p>5.2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56" calcext:value-type="float">
            <text:p>8.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125" calcext:value-type="float">
            <text:p>11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bietet, niemandem zu sagen, was gescheh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83]" office:value-type="float" office:value="9.34" calcext:value-type="float">
            <text:p>9.34</text:p>
          </table:table-cell>
          <table:table-cell table:style-name="ce4" table:formula="of:=[.E183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99" calcext:value-type="float">
            <text:p>5.9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4.29" calcext:value-type="float">
            <text:p>4.29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2" calcext:value-type="float">
            <text:p>10.0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rnte gross / Felder schon weiss zur Ern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05" calcext:value-type="float">
            <text:p>10.005</text:p>
          </table:table-cell>
          <table:table-cell table:style-name="ce3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4" office:value-type="float" office:value="6.12" calcext:value-type="float">
            <text:p>6.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-&gt; Berg</text:p>
          </table:table-cell>
          <table:table-cell table:style-name="ce51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54"/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88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3" calcext:value-type="float">
            <text:p>10.0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4" office:value-type="float" office:value="6.13" calcext:value-type="float">
            <text:p>6.13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/>
          <table:table-cell office:value-type="string" calcext:value-type="string">
            <text:p>Ruft Jünger, erwählt aus ihnen 12, nennt sie Apostel // Augesandt, zu predi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45" calcext:value-type="float">
            <text:p>3.1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Vom Berg runter</text:p>
          </table:table-cell>
          <table:table-cell table:style-name="ce51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5" calcext:value-type="float">
            <text:p>10.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6.014" calcext:value-type="float">
            <text:p>6.01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92]" office:value-type="float" office:value="10.07" calcext:value-type="float">
            <text:p>10.07</text:p>
          </table:table-cell>
          <table:table-cell table:style-name="ce4" table:formula="of:=[.E192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6" calcext:value-type="float">
            <text:p>3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3" calcext:value-type="float">
            <text:p>9.0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54"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7" calcext:value-type="float">
            <text:p>10.077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6" calcext:value-type="float">
            <text:p>3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54"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8.152" calcext:value-type="float">
            <text:p>8.15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99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8.151" calcext:value-type="float">
            <text:p>8.1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chts <text:s/>verdeckt, was nicht geoffenbart werd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00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01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02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4.17" calcext:value-type="float">
            <text:p>4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53" calcext:value-type="float">
            <text:p>3.25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Buch des Propheten Jesaja: der Geist des Herrn ist auf mir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" calcext:value-type="float">
            <text:p>3.10</text:p>
          </table:table-cell>
          <table:table-cell table:style-name="ce4"/>
          <table:table-cell table:style-name="ce4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171" calcext:value-type="float">
            <text:p>6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4"/>
          <table:table-cell table:style-name="ce4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172" calcext:value-type="float">
            <text:p>6.17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Unreine Geister: Du bist der Sohn Gottes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45" calcext:value-type="float">
            <text:p>6.45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leichnis für die Eingeladenen, die die ersten Plätze wäh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in ihren Städten</text:p>
          </table:table-cell>
          <table:table-cell table:style-name="ce51" table:number-columns-repeated="2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9" calcext:value-type="float">
            <text:p>7.19</text:p>
          </table:table-cell>
          <table:table-cell table:style-name="ce17" office:value-type="float" office:value="7.191" calcext:value-type="float">
            <text:p>7.19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 // Johannesens Jünger berichten ih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3" calcext:value-type="float">
            <text:p>11.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9" calcext:value-type="float">
            <text:p>7.19</text:p>
          </table:table-cell>
          <table:table-cell table:style-name="ce17" office:value-type="float" office:value="7.191" calcext:value-type="float">
            <text:p>7.19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ist du der Kommen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4" calcext:value-type="float">
            <text:p>1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95" calcext:value-type="float">
            <text:p>7.19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erkündet, was ihr hört und se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" calcext:value-type="float">
            <text:p>11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7" calcext:value-type="float">
            <text:p>7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m soll ich dieses Geschlecht vergleich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8" calcext:value-type="float">
            <text:p>1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ohannes ass nicht – sie sagen, er hat einen Dämo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9" calcext:value-type="float">
            <text:p>11.1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4" calcext:value-type="float">
            <text:p>7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Sohn des Menschen ist und trinkt – sie sagen Fresser und Säufer, ein Freund von Zöllnern und Sünd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4" calcext:value-type="float">
            <text:p>11.19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4" calcext:value-type="float">
            <text:p>7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isheit gerechtfertigt worden von allen ihren Kind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5" calcext:value-type="float">
            <text:p>11.1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Ein Pharisäer bittet Jesus, mit ihm zu e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6" calcext:value-type="float">
            <text:p>11.19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7" calcext:value-type="float">
            <text:p>7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Frau salbt Jes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7" calcext:value-type="float">
            <text:p>11.19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41" calcext:value-type="float">
            <text:p>7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in Gläubiger hatte zwei Schuldn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8" calcext:value-type="float">
            <text:p>11.19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49" calcext:value-type="float">
            <text:p>7.4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ist dieser, der auch Sünden vergib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7" office:value-type="float" office:value="11.251" calcext:value-type="float">
            <text:p>11.251</text:p>
          </table:table-cell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(am Zweit-ersten) Sabbat: <text:s/>Jesus geht durch die Aeh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8" calcext:value-type="float">
            <text:p>12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8" calcext:value-type="float">
            <text:p>2.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hn des Menschen auch Herr des Sabbat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7" office:value-type="float" office:value="3.011" calcext:value-type="float">
            <text:p>3.011</text:p>
          </table:table-cell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17" office:value-type="float" office:value="6.061" calcext:value-type="float">
            <text:p>6.061</text:p>
          </table:table-cell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-&gt; Synagoge</text:p>
          </table:table-cell>
          <table:table-cell table:style-name="ce51" table:number-columns-repeated="2"/>
          <table:table-cell table:style-name="ce54" office:value-type="string" calcext:value-type="string">
            <text:p>(an einem anderen Sabbat): Jesus kommt in ihre Synago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" calcext:value-type="float">
            <text:p>12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7" office:value-type="float" office:value="3.012" calcext:value-type="float">
            <text:p>3.012</text:p>
          </table:table-cell>
          <table:table-cell table:style-name="ce8"/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17" office:value-type="float" office:value="6.062" calcext:value-type="float">
            <text:p>6.06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Mensch mit verdorrter Hand. Sie fragen: Ist es erlaubt, am Sabbt gutes zu tun/heile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1" calcext:value-type="float">
            <text:p>12.1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" calcext:value-type="float">
            <text:p>3.02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7" calcext:value-type="float">
            <text:p>6.07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chriftgelehrte und Pharisäer lauern, ob er am Sabbat heilen würde: Suchen Beschuldigung gehen Ihn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2" calcext:value-type="float">
            <text:p>12.1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1" calcext:value-type="float">
            <text:p>3.02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8" calcext:value-type="float">
            <text:p>6.0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zum Menschen mit verdorrter Hand: stell dich in die Mit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3" calcext:value-type="float">
            <text:p>12.1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2" calcext:value-type="float">
            <text:p>3.02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a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4" calcext:value-type="float">
            <text:p>12.1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" calcext:value-type="float">
            <text:p>6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(mk: mit Zor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6" calcext:value-type="float">
            <text:p>12.1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Default"/>
          <table:table-cell/>
          <table:table-cell table:style-name="ce1"/>
          <table:table-cell table:style-name="ce2"/>
          <table:table-cell table:style-name="ce3" office:value-type="float" office:value="6.176" calcext:value-type="float">
            <text:p>6.17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229" calcext:value-type="float">
            <text:p>12.2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7" office:value-type="string" calcext:value-type="string">
            <text:p>Pharisäer und/oder Herodianer wollen Jesus um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5" calcext:value-type="float">
            <text:p>12.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6.173" calcext:value-type="float">
            <text:p>6.173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6" calcext:value-type="float">
            <text:p>12.16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6.174" calcext:value-type="float">
            <text:p>6.17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7" calcext:value-type="float">
            <text:p>12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75" calcext:value-type="float">
            <text:p>6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" calcext:value-type="float">
            <text:p>12.18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177" calcext:value-type="float">
            <text:p>6.1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/>
          <table:table-cell table:style-name="ce5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5" calcext:value-type="float">
            <text:p>12.18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178" calcext:value-type="float">
            <text:p>6.17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/>
          <table:table-cell table:style-name="ce54" office:value-type="string" calcext:value-type="string">
            <text:p>Jesus wird den Nationen Gericht ankündigen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" office:value-type="float" office:value="3.145" calcext:value-type="float">
            <text:p>3.145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Blinder (und stummer) Besessener wird zu Jesus gebra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25" calcext:value-type="float">
            <text:p>12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" calcext:value-type="float">
            <text:p>3.20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3" office:value-type="float" office:value="11.145" calcext:value-type="float">
            <text:p>11.1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Haus</text:p>
          </table:table-cell>
          <table:table-cell table:style-name="ce51" table:number-columns-repeated="2"/>
          <table:table-cell table:style-name="ce54" office:value-type="string" calcext:value-type="string">
            <text:p>Sie kommen in ein Haus, können nicht einmal e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27" calcext:value-type="float">
            <text:p>12.2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3" office:value-type="float" office:value="11.145" calcext:value-type="float">
            <text:p>11.1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gehörige: er ist ausser s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harisäer // Schriftgelehrte, die von Jerusalem herabkommen: Dieser treibt die Dämonen durch Beelzebub aus (Die Lästerung gegen den Heiligen Geist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4" calcext:value-type="float">
            <text:p>12.28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01" calcext:value-type="float">
            <text:p>11.2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pricht in Gleichnissen zu ihnen: wie kann Satan Satan austreiben?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91" calcext:value-type="float">
            <text:p>3.29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cht Baum gut oder schlecht, aus Frucht wird Baum erkannt. // Kein guter Baum mit schlechten Früch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33" calcext:value-type="float">
            <text:p>12.330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1" calcext:value-type="float">
            <text:p>11.291</text:p>
          </table:table-cell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ir möchten ein Zeichen von dir s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9" calcext:value-type="float">
            <text:p>12.39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2" calcext:value-type="float">
            <text:p>11.292</text:p>
          </table:table-cell>
          <table:table-cell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3" calcext:value-type="float">
            <text:p>12.43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utter und Brüder von Jesus wollen zu Jesus, können nicht wegen Volksmeng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8" calcext:value-type="float">
            <text:p>12.4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3.33" calcext:value-type="float">
            <text:p>3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91" calcext:value-type="float">
            <text:p>8.191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meine Mutter, wer sind meine Brü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09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Haus -&gt; See</text:p>
          </table:table-cell>
          <table:table-cell table:style-name="ce51" table:number-columns-repeated="2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11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02" calcext:value-type="float">
            <text:p>4.0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45" calcext:value-type="float">
            <text:p>8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Im Schiff</text:p>
          </table:table-cell>
          <table:table-cell table:style-name="ce51" table:number-columns-repeated="2"/>
          <table:table-cell table:style-name="ce54"/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14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09" calcext:value-type="float">
            <text:p>4.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7" calcext:value-type="float">
            <text:p>8.07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Ohren hat, hör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16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ünger: warum redest du in Gleichnissen / was mag dieses Gleichnis sei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1" calcext:value-type="float">
            <text:p>13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saja (Jes 6:10) Mit Gehör nicht verstehen, sehend nicht wahrneh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7" calcext:value-type="float">
            <text:p>13.17</text:p>
          </table:table-cell>
          <table:table-cell table:style-name="ce17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1.295" calcext:value-type="float">
            <text:p>1.295</text:p>
          </table:table-cell>
          <table:table-cell table:style-name="Default"/>
          <table:table-cell/>
          <table:table-cell table:style-name="ce1"/>
          <table:table-cell/>
          <table:table-cell table:style-name="ce4" office:value-type="float" office:value="10.24" calcext:value-type="float">
            <text:p>10.24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3.244" calcext:value-type="float">
            <text:p>3.244</text:p>
          </table:table-cell>
          <table:table-cell/>
          <table:table-cell table:style-name="ce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225" calcext:value-type="float">
            <text:p>13.225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Licht auf dem Leuchter. Vgl Lk 11:33-36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3" calcext:value-type="float">
            <text:p>13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4" calcext:value-type="float">
            <text:p>13.24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30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8" calcext:value-type="float">
            <text:p>3.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71" calcext:value-type="float">
            <text:p>11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2" calcext:value-type="float">
            <text:p>13.3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9" calcext:value-type="float">
            <text:p>3.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71" calcext:value-type="float">
            <text:p>11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ünden gegen Heiligen Geist wird nicht vergeben werden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34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5" calcext:value-type="float">
            <text:p>13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" calcext:value-type="float">
            <text:p>13.2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36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37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38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2" calcext:value-type="float">
            <text:p>13.5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6" calcext:value-type="float">
            <text:p>4.3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1" calcext:value-type="float">
            <text:p>13.2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zieht weg</text:p>
          </table:table-cell>
          <table:table-cell table:style-name="ce51" table:number-columns-repeated="2"/>
          <table:table-cell/>
          <table:table-cell table:style-name="ce54" office:value-type="string" calcext:value-type="string">
            <text:p>Gleichnisse vollendet, Jesus zieht von dannen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3" office:value-type="float" office:value="13.21" calcext:value-type="float">
            <text:p>13.210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Vaterstadt <text:span text:style-name="T2">(</text:span>Nz<text:span text:style-name="T2">)</text:span>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7" calcext:value-type="float">
            <text:p>13.5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6.04" calcext:value-type="float">
            <text:p>6.0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42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5" calcext:value-type="float">
            <text:p>6.05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7" calcext:value-type="float">
            <text:p>6.0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/>
          <table:table-cell table:style-name="ce54" office:value-type="string" calcext:value-type="string">
            <text:p>Herodes glaubt, Johannes sei aus den Toten auferstanden</text:p>
          </table:table-cell>
          <table:table-cell table:style-name="ce51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6.016" calcext:value-type="float">
            <text:p>6.0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295" calcext:value-type="float">
            <text:p>6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1" calcext:value-type="float">
            <text:p>9.101</text:p>
          </table:table-cell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6" office:value-type="string" calcext:value-type="string">
            <text:p>Apostel kehren zurück</text:p>
          </table:table-cell>
          <table:table-cell table:style-name="ce51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4" calcext:value-type="float">
            <text:p>9.104</text:p>
          </table:table-cell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29" calcext:value-type="float">
            <text:p>6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7" calcext:value-type="float">
            <text:p>6.0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Jesus hört vom Tod Johannes und geht an einen öden Or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4" calcext:value-type="float">
            <text:p>14.1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1" calcext:value-type="float">
            <text:p>6.3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5" calcext:value-type="float">
            <text:p>9.10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, -&gt; Bethsaida</text:p>
          </table:table-cell>
          <table:table-cell table:style-name="ce51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349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Mit schiff an öden O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3" calcext:value-type="float">
            <text:p>6.330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51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4" calcext:value-type="float">
            <text:p>6.3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5" calcext:value-type="float">
            <text:p>6.350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53" calcext:value-type="float">
            <text:p>6.5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ünger -&gt; jens. Ufer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51" calcext:value-type="float">
            <text:p>6.4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1" calcext:value-type="float">
            <text:p>6.1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57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52" calcext:value-type="float">
            <text:p>6.45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2" calcext:value-type="float">
            <text:p>6.192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3" calcext:value-type="float">
            <text:p>6.1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01" calcext:value-type="float">
            <text:p>15.01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6.01" calcext:value-type="float">
            <text:p>6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7" calcext:value-type="float">
            <text:p>15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4" calcext:value-type="float">
            <text:p>6.19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(Prophet?) Jesaja geweissagt: Volk ehrt mich mit den Lippen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5" calcext:value-type="float">
            <text:p>6.1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7.141" calcext:value-type="float">
            <text:p>7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6" calcext:value-type="float">
            <text:p>6.19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2"/>
          <table:table-cell table:number-columns-repeated="2"/>
        </table:table-row>
        <table:table-row table:style-name="ro4">
          <table:table-cell table:style-name="ce1"/>
          <table:table-cell table:style-name="ce2"/>
          <table:table-cell table:style-name="ce8" table:formula="of:=[.D363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7" calcext:value-type="float">
            <text:p>6.197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8" calcext:value-type="float">
            <text:p>6.198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9" calcext:value-type="float">
            <text:p>15.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7.311" calcext:value-type="float">
            <text:p>7.311</text:p>
          </table:table-cell>
          <table:table-cell table:style-name="ce8" table:number-columns-repeated="2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8" calcext:value-type="float">
            <text:p>6.19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ee von G.</text:p>
          </table:table-cell>
          <table:table-cell table:style-name="ce51" table:number-columns-repeated="2"/>
          <table:table-cell table:style-name="ce54" office:value-type="string" calcext:value-type="string">
            <text:p>Kommt an den See von Galiläa, auf den Ber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7.311" calcext:value-type="float">
            <text:p>7.3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9" calcext:value-type="float">
            <text:p>6.199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368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1" calcext:value-type="float">
            <text:p>6.2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369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041" calcext:value-type="float">
            <text:p>8.0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2" calcext:value-type="float">
            <text:p>6.2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9" calcext:value-type="float">
            <text:p>15.3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041" calcext:value-type="float">
            <text:p>8.0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2" calcext:value-type="float">
            <text:p>6.2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chiff Gebiet von Magada</text:p>
          </table:table-cell>
          <table:table-cell table:style-name="ce51" table:number-columns-repeated="2"/>
          <table:table-cell table:style-name="ce54" office:value-type="string" calcext:value-type="string">
            <text:p>Kommt in das Gebiet von Maga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3" calcext:value-type="float">
            <text:p>6.2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4" calcext:value-type="float">
            <text:p>6.20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ünger -&gt; jens. Ufer</text:p>
          </table:table-cell>
          <table:table-cell table:style-name="ce51" table:number-columns-repeated="2"/>
          <table:table-cell table:style-name="ce54" office:value-type="string" calcext:value-type="string">
            <text:p>Jünger vergassen, Brot mitzunehm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6" calcext:value-type="float">
            <text:p>16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ütet euch vor dem Sauerteig der Herodes/Pharisär/Sadduzä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6.125" calcext:value-type="float">
            <text:p>16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65" calcext:value-type="float">
            <text:p>8.26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betet allein, fragt Jünger, was sagen Volksmengen, dass er sei?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" calcext:value-type="float">
            <text:p>9.20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/>
          <table:table-cell office:value-type="string" calcext:value-type="string">
            <text:p>Und was sagt ihr? Petrus: Der Christus Gottes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6.135" calcext:value-type="float">
            <text:p>1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75" calcext:value-type="float">
            <text:p>8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21" calcext:value-type="float">
            <text:p>9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77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8" calcext:value-type="float">
            <text:p>8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7" calcext:value-type="float">
            <text:p>6.20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6.208" calcext:value-type="float">
            <text:p>6.2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79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311" calcext:value-type="float">
            <text:p>8.3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9" calcext:value-type="float">
            <text:p>6.2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80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312" calcext:value-type="float">
            <text:p>8.3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1" calcext:value-type="float">
            <text:p>6.2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9.301" calcext:value-type="float">
            <text:p>9.3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.471" calcext:value-type="float">
            <text:p>9.47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9.472" calcext:value-type="float">
            <text:p>9.47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9.473" calcext:value-type="float">
            <text:p>9.47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96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474" calcext:value-type="float">
            <text:p>9.47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475" calcext:value-type="float">
            <text:p>9.4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403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6" calcext:value-type="float">
            <text:p>10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407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28" calcext:value-type="float">
            <text:p>10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3" calcext:value-type="float">
            <text:p>12.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<text:s/>salbt Jes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2.281" calcext:value-type="float">
            <text:p>12.2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345" calcext:value-type="float">
            <text:p>20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0-5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5" calcext:value-type="float">
            <text:p>19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575" calcext:value-type="float">
            <text:p>11.57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Uebernachten bei Zachäus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05" calcext:value-type="float">
            <text:p>21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3" office:value-type="float" office:value="12.005" calcext:value-type="float">
            <text:p>12.005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1" calcext:value-type="float">
            <text:p>12.1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wei Jünger werden für ein Eselin und ein Füllen geschicht, auf dem kein Mensch je gesessen h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4" calcext:value-type="float">
            <text:p>2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301" calcext:value-type="float">
            <text:p>19.3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2" calcext:value-type="float">
            <text:p>12.1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: sagt zu Tochter Zion: König kommt sanftmüt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5" calcext:value-type="float">
            <text:p>21.0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2" calcext:value-type="float">
            <text:p>11.0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6" calcext:value-type="float">
            <text:p>21.04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1" calcext:value-type="float">
            <text:p>11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1" calcext:value-type="float">
            <text:p>19.4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inaus (Zurück) nach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9" calcext:value-type="float">
            <text:p>21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8" calcext:value-type="float">
            <text:p>19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13" calcext:value-type="float">
            <text:p>12.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priesen, der komm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2"/>
          <table:table-cell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table:formula="of:=[.D426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office:value-type="string" calcext:value-type="string">
            <text:p>Mein Haus wird ein Bethaus genannt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1.17" calcext:value-type="float">
            <text:p>21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ück nach Bethan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4" calcext:value-type="float">
            <text:p>11.15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Abendessen, Beginn des <text:s/>5. Tages vor Passah, bei Martha und Lazurus: (Jesus auf Eselin und deren Füllen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3" office:value-type="float" office:value="12.99" calcext:value-type="float">
            <text:p>12.990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3" office:value-type="float" office:value="19.299" calcext:value-type="float">
            <text:p>19.299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4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7" calcext:value-type="float">
            <text:p>19.4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8" calcext:value-type="float">
            <text:p>12.12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orgen früh, Jesus hunge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9" calcext:value-type="float">
            <text:p>21.19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3" calcext:value-type="float">
            <text:p>11.13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225" calcext:value-type="float">
            <text:p>21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3" calcext:value-type="float">
            <text:p>11.1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2" calcext:value-type="float">
            <text:p>19.4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3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6" calcext:value-type="float">
            <text:p>21.2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0.06" calcext:value-type="float">
            <text:p>20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lk hielt Johannes für einen Prophe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436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437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38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440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9" calcext:value-type="float">
            <text:p>22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21" calcext:value-type="float">
            <text:p>14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h auf die Strassen und Gassen der Stadt / Kreuzwege, Landstrassen / ladet zur Hochzei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4" calcext:value-type="float">
            <text:p>23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1" calcext:value-type="float">
            <text:p>12.3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46" calcext:value-type="float">
            <text:p>11.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hr belastet die Menschen mit schwer zu tragenden Las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450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65" calcext:value-type="float">
            <text:p>23.3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37" calcext:value-type="float">
            <text:p>23.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3.34" calcext:value-type="float">
            <text:p>13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4" calcext:value-type="float">
            <text:p>12.1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rusalem tötet Propheten / Christus wollte Kinder oft versammeln wie eine Henne ihre Kück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75" calcext:value-type="float">
            <text:p>23.3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7" calcext:value-type="float">
            <text:p>12.38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8" calcext:value-type="float">
            <text:p>24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08" calcext:value-type="float">
            <text:p>13.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4" calcext:value-type="float">
            <text:p>21.05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fang der Wehen / Die Frau, wenn sie gebie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57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" office:value-type="float" office:value="15.061" calcext:value-type="float">
            <text:p>15.061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62" calcext:value-type="float">
            <text:p>15.0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38" calcext:value-type="float">
            <text:p>24.3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5" calcext:value-type="float">
            <text:p>24.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2" calcext:value-type="float">
            <text:p>12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nun der treue und kluge Verwalter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7" calcext:value-type="float">
            <text:p>13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3..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4" table:formula="of:=[.D467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9" calcext:value-type="float">
            <text:p>13.33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4" calcext:value-type="float">
            <text:p>13.3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41" calcext:value-type="float">
            <text:p>13.341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42" calcext:value-type="float">
            <text:p>13.34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1.057" calcext:value-type="float">
            <text:p>21.0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471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3" calcext:value-type="float">
            <text:p>13.343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5.345" calcext:value-type="float">
            <text:p>25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4" calcext:value-type="float">
            <text:p>13.344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sagst du dieses Gleichnis zu uns oder auch zu all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45" calcext:value-type="float">
            <text:p>13.3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3" office:value-type="float" office:value="26.015" calcext:value-type="float">
            <text:p>26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6" calcext:value-type="float">
            <text:p>13.3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5" calcext:value-type="float">
            <text:p>12.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v</text:p>
          </table:table-cell>
          <table:table-cell table:style-name="ce54" office:value-type="string" calcext:value-type="string">
            <text:p>Wird sein wie in Tagen Noahs: <text:span text:style-name="T3">essen trinken</text:span> / Wenn Knecht sagt: Herr verzieht sich. Wenn er beginnt, Knechte zu schlagen, <text:span text:style-name="T3">essen und trinken</text:span>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35" calcext:value-type="float">
            <text:p>2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04" calcext:value-type="float">
            <text:p>14.0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6" calcext:value-type="float">
            <text:p>19.4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Uebernachten, folgender Tag (2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6" calcext:value-type="float">
            <text:p>14.12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Nimmt den Kelch (Lk: nach dem Mahl), trinkt alle dar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8" calcext:value-type="float">
            <text:p>2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4" calcext:value-type="float">
            <text:p>14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3" calcext:value-type="float">
            <text:p>13.0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es ist mein Blut, das des neuen Bundes, welches für viele vergossen wird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87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95" calcext:value-type="float">
            <text:p>26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treit: wer ist der Grösste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27" calcext:value-type="float">
            <text:p>14.27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9" calcext:value-type="float">
            <text:p>22.2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verordne euch ein Reic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3" calcext:value-type="float">
            <text:p>26.3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9" calcext:value-type="float">
            <text:p>14.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33" calcext:value-type="float">
            <text:p>22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37" calcext:value-type="float">
            <text:p>13.3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ich bin bereit für Gefängnis und Tod <text:s/>// ich werde mich nicht är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1" calcext:value-type="float">
            <text:p>26.4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38" calcext:value-type="float">
            <text:p>14.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395" calcext:value-type="float">
            <text:p>22.3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366" calcext:value-type="float">
            <text:p>13.3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cht und betet. dass ihr nicht in Versuchung komm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6" calcext:value-type="float">
            <text:p>26.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431" calcext:value-type="float">
            <text:p>14.4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471" calcext:value-type="float">
            <text:p>22.4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031" calcext:value-type="float">
            <text:p>18.03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 ist geschehen, damit die Schriften der Propheten erfüllt wü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9" calcext:value-type="float">
            <text:p>27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remia erfüllt: nahmen 30 Silberling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5" calcext:value-type="float">
            <text:p>27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251" calcext:value-type="float">
            <text:p>15.251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en Propheten gesagt ist: sie haben meine Kleider geteilt..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51" calcext:value-type="float">
            <text:p>27.35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8" calcext:value-type="float">
            <text:p>15.28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2.37" calcext:value-type="float">
            <text:p>22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ie Schift gesagt ist: er ist unter die Gesetzllosen gerechne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6" calcext:value-type="float">
            <text:p>27.5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9" calcext:value-type="float">
            <text:p>27.5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46" calcext:value-type="float">
            <text:p>15.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3.53" calcext:value-type="float">
            <text:p>23.5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9.4" calcext:value-type="float">
            <text:p>19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seph von Arimathia (und andere) wickeln Jesu Leib in feine Leinwa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405" calcext:value-type="float">
            <text:p>19.4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6" calcext:value-type="float">
            <text:p>97.0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7" calcext:value-type="float">
            <text:p>97.0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97.007" calcext:value-type="float">
            <text:p>97.0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4"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7" calcext:value-type="float">
            <text:p>97.0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7" calcext:value-type="float">
            <text:p>97.01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float" office:value="21.239" calcext:value-type="float">
            <text:p>21.23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025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548"/>
      </table:named-expressions>
      <table:database-ranges>
        <table:database-range table:name="SortierRange" table:target-range-address="Parallelstellen.C2:Parallelstellen.AM548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548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 number:title="User-defined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08:10:08.628079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5-07T09:44:29.918262697</dc:date>
    <meta:editing-duration>P3DT38M58S</meta:editing-duration>
    <meta:editing-cycles>497</meta:editing-cycles>
    <meta:generator>LibreOffice/6.3.5.2$Linux_X86_64 LibreOffice_project/30$Build-2</meta:generator>
    <meta:document-statistic meta:table-count="1" meta:cell-count="3575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